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d18c7" officeooo:paragraph-rsid="001d18c7"/>
    </style:style>
    <style:style style:name="P2" style:family="paragraph" style:parent-style-name="Standard">
      <style:text-properties officeooo:paragraph-rsid="001d18c7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d18c7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officeooo:rsid="001d18c7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d18c7" style:font-size-asian="10pt"/>
    </style:style>
    <style:style style:name="T5" style:family="text">
      <style:text-properties fo:color="#000000" style:font-name="Monospace" fo:font-size="10pt" fo:font-weight="bold" style:font-size-asian="10pt" style:font-weight-asian="bold"/>
    </style:style>
    <style:style style:name="T6" style:family="text">
      <style:text-properties fo:color="#000000" style:font-name="Monospace" fo:font-size="10pt" fo:font-weight="bold" officeooo:rsid="001d18c7" style:font-size-asian="10pt" style:font-weight-asian="bold"/>
    </style:style>
    <style:style style:name="T7" style:family="text">
      <style:text-properties fo:color="#6a3e3e" style:font-name="Monospace" fo:font-size="10pt" style:font-size-asian="10pt"/>
    </style:style>
    <style:style style:name="T8" style:family="text">
      <style:text-properties fo:color="#3f7f5f" style:font-name="Monospace" fo:font-size="10pt" style:font-size-asian="10pt"/>
    </style:style>
    <style:style style:name="T9" style:family="text">
      <style:text-properties fo:color="#0000c0" style:font-name="Monospace" fo:font-size="10pt" style:font-size-asian="10pt"/>
    </style:style>
    <style:style style:name="T1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1" style:family="text">
      <style:text-properties fo:color="#2a00ff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ler Scott</text:p>
      <text:p text:style-name="P1"/>
      <text:p text:style-name="P1"/>
      <text:p text:style-name="P1"/>
      <text:p text:style-name="P1"><text:span text:style-name="T1">public</text:span><text:span text:style-name="T3"> </text:span><text:span text:style-name="T1">void</text:span><text:span text:style-name="T3"> addFirst(E </text:span><text:span text:style-name="T7">element</text:span><text:span text:style-name="T3">) {</text:span><text:span text:style-name="T8">//FINISHED</text:span></text:p>
      <text:p text:style-name="P3"><text:span text:style-name="T3"><text:tab/><text:tab/>Node </text:span><text:span text:style-name="T7">walker</text:span><text:span text:style-name="T3">=</text:span><text:span text:style-name="T1">new</text:span><text:span text:style-name="T3"> Node();</text:span></text:p>
      <text:p text:style-name="P3"><text:span text:style-name="T3"><text:tab/><text:tab/></text:span><text:span text:style-name="T7">walker</text:span><text:span text:style-name="T3">.</text:span><text:span text:style-name="T9">element</text:span><text:span text:style-name="T3">=</text:span><text:span text:style-name="T7">element</text:span><text:span text:style-name="T3">;</text:span></text:p>
      <text:p text:style-name="P3"><text:span text:style-name="T3"><text:tab/><text:tab/></text:span><text:span text:style-name="T1">return</text:span><text:span text:style-name="T3"> newSkywalker;</text:span></text:p>
      <text:p text:style-name="P3"><text:span text:style-name="T3"><text:tab/><text:tab/></text:span></text:p>
      <text:p text:style-name="P1"><text:span text:style-name="T3"><text:tab/>}</text:span></text:p>
      <text:p text:style-name="P1"><text:span text:style-name="T3"/></text:p>
      <text:p text:style-name="P1"><text:span text:style-name="T3"/></text:p>
      <text:p text:style-name="P1"><text:span text:style-name="T1">public</text:span><text:span text:style-name="T3"> </text:span><text:span text:style-name="T1">void</text:span><text:span text:style-name="T3"> addLast(E </text:span><text:span text:style-name="T7">element</text:span><text:span text:style-name="T3">) {</text:span><text:span text:style-name="T8">//FINISHED</text:span></text:p>
      <text:p text:style-name="P3"><text:span text:style-name="T3"><text:tab/><text:tab/>Node </text:span><text:span text:style-name="T7">walker</text:span><text:span text:style-name="T3"> = </text:span><text:span text:style-name="T1">new</text:span><text:span text:style-name="T3"> Node();</text:span></text:p>
      <text:p text:style-name="P3"><text:span text:style-name="T3"><text:tab/><text:tab/></text:span><text:span text:style-name="T7">walker</text:span><text:span text:style-name="T3">.</text:span><text:span text:style-name="T9">element</text:span><text:span text:style-name="T3">=</text:span><text:span text:style-name="T7">element</text:span><text:span text:style-name="T3">;</text:span></text:p>
      <text:p text:style-name="P3"><text:span text:style-name="T3"><text:tab/><text:tab/></text:span><text:span text:style-name="T1">if</text:span><text:span text:style-name="T3">(</text:span><text:span text:style-name="T9">size</text:span><text:span text:style-name="T3">==0){</text:span></text:p>
      <text:p text:style-name="P3"><text:span text:style-name="T3"><text:tab/><text:tab/><text:tab/></text:span><text:span text:style-name="T9">head</text:span><text:span text:style-name="T3">=</text:span><text:span text:style-name="T9">tail</text:span><text:span text:style-name="T3">=</text:span><text:span text:style-name="T7">walker</text:span><text:span text:style-name="T3">;</text:span></text:p>
      <text:p text:style-name="P3"><text:span text:style-name="T3"><text:tab/><text:tab/><text:tab/></text:span></text:p>
      <text:p text:style-name="P3"><text:span text:style-name="T3"><text:tab/><text:tab/>}</text:span><text:span text:style-name="T1">else</text:span><text:span text:style-name="T3">{</text:span></text:p>
      <text:p text:style-name="P3"><text:span text:style-name="T3"><text:tab/><text:tab/><text:tab/></text:span><text:span text:style-name="T7">walker</text:span><text:span text:style-name="T3">.</text:span><text:span text:style-name="T9">prev</text:span><text:span text:style-name="T3">=</text:span><text:span text:style-name="T9">tail</text:span><text:span text:style-name="T3">;</text:span></text:p>
      <text:p text:style-name="P3"><text:span text:style-name="T3"><text:tab/><text:tab/><text:tab/></text:span><text:span text:style-name="T9">tail</text:span><text:span text:style-name="T3">.</text:span><text:span text:style-name="T9">next</text:span><text:span text:style-name="T3">=</text:span><text:span text:style-name="T7">walker</text:span><text:span text:style-name="T3">;</text:span></text:p>
      <text:p text:style-name="P3"><text:span text:style-name="T3"><text:tab/><text:tab/><text:tab/></text:span><text:span text:style-name="T7">walker</text:span><text:span text:style-name="T3">.</text:span><text:span text:style-name="T9">next</text:span><text:span text:style-name="T3">=</text:span><text:span text:style-name="T1">null</text:span><text:span text:style-name="T3">;</text:span></text:p>
      <text:p text:style-name="P3"><text:span text:style-name="T3"><text:tab/><text:tab/><text:tab/></text:span><text:span text:style-name="T9">tail</text:span><text:span text:style-name="T3">=</text:span><text:span text:style-name="T7">walker</text:span><text:span text:style-name="T3">;</text:span></text:p>
      <text:p text:style-name="P3"><text:span text:style-name="T3"><text:tab/><text:tab/>}</text:span></text:p>
      <text:p text:style-name="P3"><text:span text:style-name="T3"><text:tab/><text:tab/></text:span><text:span text:style-name="T9">size</text:span><text:span text:style-name="T3">++;</text:span></text:p>
      <text:p text:style-name="P1"><text:span text:style-name="T3"><text:tab/>}</text:span></text:p>
      <text:p text:style-name="P1"><text:span text:style-name="T3"/></text:p>
      <text:p text:style-name="P1"><text:span text:style-name="T3"/></text:p>
      <text:p text:style-name="P1"><text:span text:style-name="T1">public</text:span><text:span text:style-name="T3"> E next() { </text:span><text:span text:style-name="T8">//FINISHED</text:span></text:p>
      <text:p text:style-name="P3"><text:span text:style-name="T3"><text:tab/>E </text:span><text:span text:style-name="T7">newSkywalker</text:span><text:span text:style-name="T3"> = walker.element;</text:span></text:p>
      <text:p text:style-name="P3"><text:span text:style-name="T3"><text:tab/>walker=walker.next;</text:span></text:p>
      <text:p text:style-name="P3"><text:span text:style-name="T3"><text:tab/></text:span><text:span text:style-name="T1">boolean</text:span><text:span text:style-name="T3"> </text:span><text:span text:style-name="T7">removed</text:span><text:span text:style-name="T3"> = </text:span><text:span text:style-name="T1">false</text:span><text:span text:style-name="T3">;</text:span></text:p>
      <text:p text:style-name="P3"><text:span text:style-name="T3"><text:tab/></text:span><text:span text:style-name="T1">for</text:span><text:span text:style-name="T3">(</text:span><text:span text:style-name="T1">int</text:span><text:span text:style-name="T3"> </text:span><text:span text:style-name="T7">i</text:span><text:span text:style-name="T3">=0; </text:span><text:span text:style-name="T7">i</text:span><text:span text:style-name="T3">&lt;index-1;</text:span><text:span text:style-name="T7">i</text:span><text:span text:style-name="T3">++){</text:span></text:p>
      <text:p text:style-name="P3"><text:span text:style-name="T3"><text:tab/><text:tab/>walker=walker.next;</text:span></text:p>
      <text:p text:style-name="P3"><text:span text:style-name="T3"><text:tab/>}</text:span></text:p>
      <text:p text:style-name="P3"><text:span text:style-name="T3"><text:tab/>Node </text:span><text:span text:style-name="T7">aieL</text:span><text:span text:style-name="T3"> = </text:span><text:span text:style-name="T1">new</text:span><text:span text:style-name="T3"> Node();</text:span></text:p>
      <text:p text:style-name="P3"><text:span text:style-name="T3"><text:tab/></text:span><text:span text:style-name="T7">aieL</text:span><text:span text:style-name="T3">.</text:span><text:span text:style-name="T9">element</text:span><text:span text:style-name="T3">=element;</text:span></text:p>
      <text:p text:style-name="P3"><text:span text:style-name="T3"><text:tab/></text:span><text:span text:style-name="T7">aieL</text:span><text:span text:style-name="T3">.</text:span><text:span text:style-name="T9">next</text:span><text:span text:style-name="T3">=walker.next;</text:span></text:p>
      <text:p text:style-name="P3"><text:span text:style-name="T3"><text:tab/></text:span><text:span text:style-name="T7">aieL</text:span><text:span text:style-name="T3">.</text:span><text:span text:style-name="T9">prev</text:span><text:span text:style-name="T3">=walker;</text:span></text:p>
      <text:p text:style-name="P3"><text:span text:style-name="T3"><text:tab/>walker.next.prev=</text:span><text:span text:style-name="T7">aieL</text:span><text:span text:style-name="T3">;</text:span></text:p>
      <text:p text:style-name="P3"><text:span text:style-name="T3"><text:tab/>walker.next=</text:span><text:span text:style-name="T7">aieL</text:span><text:span text:style-name="T3">;</text:span></text:p>
      <text:p text:style-name="P3"><text:span text:style-name="T3"><text:tab/></text:span><text:span text:style-name="T9">size</text:span><text:span text:style-name="T3">++;</text:span></text:p>
      <text:p text:style-name="P3"><text:span text:style-name="T3">}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1">public</text:span><text:span text:style-name="T3"> </text:span><text:span text:style-name="T1">boolean</text:span><text:span text:style-name="T3"> hasNext() {</text:span><text:span text:style-name="T8">//FINISHED</text:span></text:p>
      <text:p text:style-name="P3"><text:span text:style-name="T5"><text:tab/></text:span><text:span text:style-name="T1">return</text:span><text:span text:style-name="T3"> walker != </text:span><text:span text:style-name="T1">null</text:span><text:span text:style-name="T3">;</text:span></text:p>
      <text:p text:style-name="P2"><text:span text:style-name="T3">}</text:span></text:p>
      <text:p text:style-name="P2"><text:span text:style-name="T4"/></text:p>
      <text:p text:style-name="P2"><text:span text:style-name="T4"/></text:p>
      <text:p text:style-name="P2"><text:span text:style-name="T2">public</text:span><text:span text:style-name="T3"> </text:span><text:span text:style-name="T1">void</text:span><text:span text:style-name="T3"> remove() {</text:span><text:span text:style-name="T8">//FINISHED</text:span></text:p>
      <text:p text:style-name="P3"><text:span text:style-name="T5"><text:tab/></text:span><text:span text:style-name="T1">if</text:span><text:span text:style-name="T3">(</text:span><text:span text:style-name="T1">new</text:span><text:span text:style-name="T3"> Skywalker==</text:span><text:span text:style-name="T1">null</text:span><text:span text:style-name="T3">){</text:span></text:p>
      <text:p text:style-name="P3"><text:span text:style-name="T3"><text:tab/><text:tab/></text:span><text:span text:style-name="T1">throw</text:span><text:span text:style-name="T3"> </text:span><text:span text:style-name="T1">new</text:span><text:span text:style-name="T3"> IllegalStateException;</text:span></text:p>
      <text:p text:style-name="P3"><text:span text:style-name="T3"><text:tab/>}</text:span></text:p>
      <text:p text:style-name="P3"><text:span text:style-name="T3"><text:tab/><text:tab/><text:tab/></text:span></text:p>
      <text:p text:style-name="P3"><text:span text:style-name="T3"><text:tab/></text:span><text:span text:style-name="T1">else</text:span><text:span text:style-name="T3"> </text:span><text:span text:style-name="T1">if</text:span><text:span text:style-name="T3">(newSkywalker == head &amp;&amp; newSkywalker == tail){</text:span></text:p>
      <text:p text:style-name="P3"><text:soft-page-break/><text:span text:style-name="T3"><text:tab/><text:tab/>newSkywalker = </text:span><text:span text:style-name="T1">null</text:span><text:span text:style-name="T3">;</text:span></text:p>
      <text:p text:style-name="P3"><text:span text:style-name="T3"><text:tab/><text:tab/>head = </text:span><text:span text:style-name="T1">null</text:span><text:span text:style-name="T3">;</text:span></text:p>
      <text:p text:style-name="P3"><text:span text:style-name="T3"><text:tab/><text:tab/>tail = </text:span><text:span text:style-name="T1">null</text:span><text:span text:style-name="T3">;</text:span></text:p>
      <text:p text:style-name="P3"><text:span text:style-name="T3"><text:tab/>}</text:span></text:p>
      <text:p text:style-name="P4"><text:span text:style-name="T3"><text:tab/><text:tab/><text:tab/></text:span></text:p>
      <text:p text:style-name="P4"><text:span text:style-name="T5"><text:tab/></text:span><text:span text:style-name="T1">else</text:span><text:span text:style-name="T3"> </text:span><text:span text:style-name="T1">if</text:span><text:span text:style-name="T3">(newSkywalker==head){</text:span></text:p>
      <text:p text:style-name="P3"><text:span text:style-name="T3"><text:tab/><text:tab/>head=newSkywalker.next;</text:span></text:p>
      <text:p text:style-name="P3"><text:span text:style-name="T3"><text:tab/><text:tab/>newSkywalker=</text:span><text:span text:style-name="T1">null</text:span><text:span text:style-name="T3">;</text:span></text:p>
      <text:p text:style-name="P3"><text:span text:style-name="T3"><text:tab/>}</text:span></text:p>
      <text:p text:style-name="P3"><text:span text:style-name="T3"><text:tab/></text:span><text:span text:style-name="T1">else</text:span><text:span text:style-name="T3"> </text:span><text:span text:style-name="T1">if</text:span><text:span text:style-name="T3">(newSkywalker==tail){</text:span></text:p>
      <text:p text:style-name="P3"><text:span text:style-name="T3"><text:tab/><text:tab/>newSkywalker=</text:span><text:span text:style-name="T1">null</text:span><text:span text:style-name="T3">;</text:span></text:p>
      <text:p text:style-name="P3"><text:span text:style-name="T3"><text:tab/><text:tab/>tail=newSkywalker.prev;</text:span></text:p>
      <text:p text:style-name="P3"><text:span text:style-name="T3"><text:tab/>}</text:span></text:p>
      <text:p text:style-name="P3"><text:span text:style-name="T3"><text:tab/></text:span><text:span text:style-name="T1">else</text:span><text:span text:style-name="T3">{</text:span></text:p>
      <text:p text:style-name="P3"><text:span text:style-name="T3"><text:tab/><text:tab/>newSkywalker.next=newSkywalker;</text:span></text:p>
      <text:p text:style-name="P3"><text:span text:style-name="T3"><text:tab/><text:tab/>newSkywalker.prev=newSkywalker;</text:span></text:p>
      <text:p text:style-name="P3"><text:span text:style-name="T3"><text:tab/>}</text:span></text:p>
      <text:p text:style-name="P3"><text:span text:style-name="T3"><text:tab/>newSkywalker=</text:span><text:span text:style-name="T1">null</text:span><text:span text:style-name="T3">; </text:span></text:p>
      <text:p text:style-name="P3"><text:span text:style-name="T3"><text:tab/>size--;<text:tab/></text:span></text:p>
      <text:p text:style-name="P2"><text:span text:style-name="T3">}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1">public</text:span><text:span text:style-name="T3"> </text:span><text:span text:style-name="T1">void</text:span><text:span text:style-name="T3"> printReverse() {</text:span><text:span text:style-name="T8">//FINISHED</text:span></text:p>
      <text:p text:style-name="P3"><text:span text:style-name="T5"><text:tab/></text:span><text:span text:style-name="T6">f</text:span><text:span text:style-name="T1">or</text:span><text:span text:style-name="T3">(Node </text:span><text:span text:style-name="T7">walker</text:span><text:span text:style-name="T3">=</text:span><text:span text:style-name="T9">tail</text:span><text:span text:style-name="T3">; </text:span><text:span text:style-name="T7">walker</text:span><text:span text:style-name="T3"> != </text:span><text:span text:style-name="T1">null</text:span><text:span text:style-name="T3">; </text:span><text:span text:style-name="T7">walker</text:span><text:span text:style-name="T3">=</text:span><text:span text:style-name="T7">walker</text:span><text:span text:style-name="T3">.</text:span><text:span text:style-name="T9">prev</text:span><text:span text:style-name="T3">){</text:span></text:p>
      <text:p text:style-name="P3"><text:span text:style-name="T3"><text:tab/><text:tab/>System.</text:span><text:span text:style-name="T10">out</text:span><text:span text:style-name="T3">.print(</text:span><text:span text:style-name="T7">walker</text:span><text:span text:style-name="T3">.</text:span><text:span text:style-name="T9">element</text:span><text:span text:style-name="T3">+ </text:span><text:span text:style-name="T11">""</text:span><text:span text:style-name="T3">);</text:span></text:p>
      <text:p text:style-name="P3"><text:span text:style-name="T3"><text:tab/>}</text:span></text:p>
      <text:p text:style-name="P2"><text:span text:style-name="T3">}</text:span></text:p>
      <text:p text:style-name="P2"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4:15:40.448934361</meta:creation-date>
    <dc:date>2017-03-03T14:24:09.487280532</dc:date>
    <meta:editing-duration>PT8M29S</meta:editing-duration>
    <meta:editing-cycles>1</meta:editing-cycles>
    <meta:document-statistic meta:table-count="0" meta:image-count="0" meta:object-count="0" meta:page-count="2" meta:paragraph-count="71" meta:word-count="135" meta:character-count="1315" meta:non-whitespace-character-count="1147"/>
    <meta:generator>LibreOffice/5.1.4.2$Linux_X86_64 LibreOffice_project/f99d75f39f1c57ebdd7ffc5f42867c12031db97a</meta:generator>
  </office:meta>
</office:document-meta>
</file>